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55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26cm" svg:x="-8.172cm" svg:y="10.831cm" draw:corner-radius="0.5cm">
          <text:p text:style-name="P3"><text:span text:style-name="T1">MPI Rank</text:span></text:p>
          <text:p text:style-name="P3"><text:span text:style-name="T1">0, 2, 4, 6</text:span></text:p>
        </draw:rect>
        <draw:rect draw:style-name="gr4" draw:text-style-name="P4" draw:layer="layout" svg:width="6.314cm" svg:height="1.757cm" svg:x="-0.488cm" svg:y="10.831cm" draw:corner-radius="0.5cm">
          <text:p text:style-name="P3"><text:span text:style-name="T1">MPI Rank</text:span></text:p>
          <text:p text:style-name="P3"><text:span text:style-name="T1">1, 3, 5, 7</text:span></text:p>
        </draw:rect>
        <draw:rect draw:style-name="gr1" draw:text-style-name="P2" draw:layer="layout" svg:width="15.24cm" svg:height="9.55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57cm" svg:x="8.465cm" svg:y="10.831cm" draw:corner-radius="0.5cm">
          <text:p text:style-name="P3"><text:span text:style-name="T1">MPI Rank</text:span></text:p>
          <text:p text:style-name="P3"><text:span text:style-name="T1">8, 10, 12, 14</text:span></text:p>
        </draw:rect>
        <draw:rect draw:style-name="gr4" draw:text-style-name="P4" draw:layer="layout" svg:width="6.314cm" svg:height="1.757cm" svg:x="16.149cm" svg:y="10.831cm" draw:corner-radius="0.5cm">
          <text:p text:style-name="P3"><text:span text:style-name="T1">MPI Rank</text:span></text:p>
          <text:p text:style-name="P3"><text:span text:style-name="T1">9, 11, 13, 15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5:18.118308001</dc:date>
    <meta:editing-duration>P5DT19H40M50S</meta:editing-duration>
    <meta:editing-cycles>18</meta:editing-cycles>
    <meta:generator>LibreOffice/4.2.8.2$Linux_X86_64 LibreOffice_project/420m0$Build-2</meta:generator>
    <meta:document-statistic meta:object-count="14"/>
  </office:meta>
</office:document-meta>
</file>